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59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61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62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5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6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7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8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9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70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71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72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73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6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7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84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loext:graphic-properties draw:fill-color="#ffdaa2"/>
      <style:paragraph-properties fo:text-align="center"/>
    </style:style>
    <style:style style:name="P3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4" style:family="paragraph">
      <loext:graphic-properties draw:fill-color="#f58220"/>
      <style:paragraph-properties fo:text-align="center"/>
    </style:style>
    <style:style style:name="P35" style:family="paragraph">
      <loext:graphic-properties draw:fill="solid" draw:fill-color="#fdb94d"/>
      <style:paragraph-properties fo:text-align="center"/>
    </style:style>
    <style:style style:name="P36" style:family="paragraph">
      <loext:graphic-properties draw:fill-color="#cccccc"/>
      <style:paragraph-properties fo:text-align="center"/>
    </style:style>
    <style:style style:name="P37" style:family="paragraph">
      <loext:graphic-properties draw:fill="solid" draw:fill-color="#add58a"/>
      <style:paragraph-properties fo:text-align="center"/>
    </style:style>
    <style:style style:name="P38" style:family="paragraph">
      <loext:graphic-properties draw:fill-color="#407927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3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27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27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6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custom-shape draw:style-name="gr47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26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0" draw:text-style-name="P7" draw:layer="layout" svg:x1="18.695cm" svg:y1="9.497cm" svg:x2="19.203cm" svg:y2="10.767cm">
          <text:p/>
        </draw:lin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0" draw:text-style-name="P7" draw:layer="layout" svg:x1="13.185cm" svg:y1="9.984cm" svg:x2="11.807cm" svg:y2="10.7cm">
          <text:p/>
        </draw:line>
        <draw:frame draw:style-name="gr26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26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58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58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9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59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59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59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59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59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59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59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59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60" draw:text-style-name="P31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1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3"><text:span text:style-name="T9">Disaggregation of Ephemeral Data</text:span></text:p>
          </draw:text-box>
        </draw:frame>
        <draw:custom-shape draw:style-name="gr62" draw:text-style-name="P31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556cm" svg:height="1.156cm" svg:x="8.028cm" svg:y="4.54cm">
          <text:p text:style-name="P8"><text:span text:style-name="T10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2.899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6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2" draw:text-style-name="P37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4" draw:text-style-name="P39" draw:layer="layout" svg:width="2.462cm" svg:height="0.806cm" svg:x="2.384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2.432cm" svg:y="6.912cm">
          <draw:text-box>
            <text:p><text:span text:style-name="T11">Worker</text:span></text:p>
          </draw:text-box>
        </draw:frame>
        <draw:custom-shape draw:style-name="gr64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8.487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9" draw:layer="layout" svg:width="2.462cm" svg:height="0.806cm" svg:x="7.972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8.02cm" svg:y="6.912cm">
          <draw:text-box>
            <text:p><text:span text:style-name="T11">Worker</text:span></text:p>
          </draw:text-box>
        </draw:frame>
        <draw:custom-shape draw:style-name="gr64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16.869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9" draw:layer="layout" svg:width="2.462cm" svg:height="0.806cm" svg:x="16.354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16.402cm" svg:y="6.912cm">
          <draw:text-box>
            <text:p><text:span text:style-name="T11">Worker</text:span></text:p>
          </draw:text-box>
        </draw:frame>
        <draw:line draw:style-name="gr76" draw:text-style-name="P7" draw:layer="layout" svg:x1="8.895cm" svg:y1="6.066cm" svg:x2="4.672cm" svg:y2="7.703cm">
          <text:p/>
        </draw:line>
        <draw:line draw:style-name="gr76" draw:text-style-name="P7" draw:layer="layout" svg:x1="9.244cm" svg:y1="6.066cm" svg:x2="5.529cm" svg:y2="7.844cm">
          <text:p/>
        </draw:line>
        <draw:line draw:style-name="gr76" draw:text-style-name="P7" draw:layer="layout" svg:x1="9.498cm" svg:y1="6.049cm" svg:x2="10.101cm" svg:y2="7.673cm">
          <text:p/>
        </draw:line>
        <draw:line draw:style-name="gr76" draw:text-style-name="P7" draw:layer="layout" svg:x1="9.752cm" svg:y1="6.044cm" svg:x2="10.514cm" svg:y2="7.775cm">
          <text:p/>
        </draw:line>
        <draw:line draw:style-name="gr76" draw:text-style-name="P7" draw:layer="layout" svg:x1="10.543cm" svg:y1="6.066cm" svg:x2="16.296cm" svg:y2="8.352cm">
          <text:p/>
        </draw:line>
        <draw:line draw:style-name="gr76" draw:text-style-name="P7" draw:layer="layout" svg:x1="10.768cm" svg:y1="6.066cm" svg:x2="16.267cm" svg:y2="7.991cm">
          <text:p/>
        </draw:line>
        <draw:custom-shape draw:style-name="gr73" draw:text-style-name="P38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6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6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7" draw:text-style-name="P7" draw:layer="layout" svg:x1="12.516cm" svg:y1="11.53cm" svg:x2="14.548cm" svg:y2="11.53cm">
          <text:p/>
        </draw:line>
        <draw:line draw:style-name="gr78" draw:text-style-name="P7" draw:layer="layout" svg:x1="12.516cm" svg:y1="12.546cm" svg:x2="14.548cm" svg:y2="12.546cm">
          <text:p/>
        </draw:line>
        <draw:line draw:style-name="gr79" draw:text-style-name="P7" draw:layer="layout" svg:x1="0.932cm" svg:y1="10.36cm" svg:x2="21.76cm" svg:y2="10.36cm">
          <text:p/>
        </draw:line>
        <draw:frame draw:style-name="gr80" draw:text-style-name="P39" draw:layer="layout" svg:width="2.458cm" svg:height="1.361cm" svg:x="20.432cm" svg:y="10.414cm">
          <draw:text-box>
            <text:p><text:span text:style-name="T11">Network </text:span></text:p>
            <text:p><text:span text:style-name="T11">Fabric</text:span></text:p>
          </draw:text-box>
        </draw:frame>
        <draw:frame draw:style-name="gr81" draw:text-style-name="P39" draw:layer="layout" svg:width="3.724cm" svg:height="1.361cm" svg:x="17.188cm" svg:y="12.025cm">
          <draw:text-box>
            <text:p><text:span text:style-name="T11">Disaggregated</text:span></text:p>
            <text:p><text:span text:style-name="T11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2" draw:text-style-name="P39" draw:layer="layout" svg:width="2.784cm" svg:height="0.806cm" svg:x="0.942cm" svg:y="11.221cm">
          <draw:text-box>
            <text:p><text:span text:style-name="T11">DRAM tier</text:span></text:p>
          </draw:text-box>
        </draw:frame>
        <draw:frame draw:style-name="gr83" draw:text-style-name="P39" draw:layer="layout" svg:width="2.542cm" svg:height="0.806cm" svg:x="0.942cm" svg:y="12.491cm">
          <draw:text-box>
            <text:p><text:span text:style-name="T11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84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4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4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0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60" draw:text-style-name="P31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1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3"><text:span text:style-name="T9">Disaggregation of Ephemeral Data</text:span></text:p>
          </draw:text-box>
        </draw:frame>
        <draw:custom-shape draw:style-name="gr62" draw:text-style-name="P31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556cm" svg:height="1.156cm" svg:x="8.028cm" svg:y="4.54cm">
          <text:p text:style-name="P8"><text:span text:style-name="T10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2.899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6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2" draw:text-style-name="P37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4" draw:text-style-name="P39" draw:layer="layout" svg:width="2.462cm" svg:height="0.806cm" svg:x="2.384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2.432cm" svg:y="6.912cm">
          <draw:text-box>
            <text:p><text:span text:style-name="T11">Worker</text:span></text:p>
          </draw:text-box>
        </draw:frame>
        <draw:custom-shape draw:style-name="gr64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8.487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9" draw:layer="layout" svg:width="2.462cm" svg:height="0.806cm" svg:x="7.972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8.02cm" svg:y="6.912cm">
          <draw:text-box>
            <text:p><text:span text:style-name="T11">Worker</text:span></text:p>
          </draw:text-box>
        </draw:frame>
        <draw:custom-shape draw:style-name="gr64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16.869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9" draw:layer="layout" svg:width="2.462cm" svg:height="0.806cm" svg:x="16.354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16.402cm" svg:y="6.912cm">
          <draw:text-box>
            <text:p><text:span text:style-name="T11">Worker</text:span></text:p>
          </draw:text-box>
        </draw:frame>
        <draw:line draw:style-name="gr76" draw:text-style-name="P7" draw:layer="layout" svg:x1="8.895cm" svg:y1="6.066cm" svg:x2="4.672cm" svg:y2="7.703cm">
          <text:p/>
        </draw:line>
        <draw:line draw:style-name="gr76" draw:text-style-name="P7" draw:layer="layout" svg:x1="9.244cm" svg:y1="6.066cm" svg:x2="5.529cm" svg:y2="7.844cm">
          <text:p/>
        </draw:line>
        <draw:line draw:style-name="gr76" draw:text-style-name="P7" draw:layer="layout" svg:x1="9.498cm" svg:y1="6.049cm" svg:x2="10.101cm" svg:y2="7.673cm">
          <text:p/>
        </draw:line>
        <draw:line draw:style-name="gr76" draw:text-style-name="P7" draw:layer="layout" svg:x1="9.752cm" svg:y1="6.044cm" svg:x2="10.514cm" svg:y2="7.775cm">
          <text:p/>
        </draw:line>
        <draw:line draw:style-name="gr76" draw:text-style-name="P7" draw:layer="layout" svg:x1="10.543cm" svg:y1="6.066cm" svg:x2="16.296cm" svg:y2="8.352cm">
          <text:p/>
        </draw:line>
        <draw:line draw:style-name="gr76" draw:text-style-name="P7" draw:layer="layout" svg:x1="10.768cm" svg:y1="6.066cm" svg:x2="16.267cm" svg:y2="7.991cm">
          <text:p/>
        </draw:line>
        <draw:custom-shape draw:style-name="gr73" draw:text-style-name="P38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6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6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7" draw:text-style-name="P7" draw:layer="layout" svg:x1="12.516cm" svg:y1="11.53cm" svg:x2="14.548cm" svg:y2="11.53cm">
          <text:p/>
        </draw:line>
        <draw:line draw:style-name="gr78" draw:text-style-name="P7" draw:layer="layout" svg:x1="12.516cm" svg:y1="12.546cm" svg:x2="14.548cm" svg:y2="12.546cm">
          <text:p/>
        </draw:line>
        <draw:line draw:style-name="gr79" draw:text-style-name="P7" draw:layer="layout" svg:x1="0.932cm" svg:y1="10.36cm" svg:x2="21.76cm" svg:y2="10.36cm">
          <text:p/>
        </draw:line>
        <draw:frame draw:style-name="gr80" draw:text-style-name="P39" draw:layer="layout" svg:width="2.458cm" svg:height="1.361cm" svg:x="20.432cm" svg:y="10.414cm">
          <draw:text-box>
            <text:p><text:span text:style-name="T11">Network </text:span></text:p>
            <text:p><text:span text:style-name="T11">Fabric</text:span></text:p>
          </draw:text-box>
        </draw:frame>
        <draw:frame draw:style-name="gr81" draw:text-style-name="P39" draw:layer="layout" svg:width="3.724cm" svg:height="1.361cm" svg:x="17.188cm" svg:y="12.025cm">
          <draw:text-box>
            <text:p><text:span text:style-name="T11">Disaggregated</text:span></text:p>
            <text:p><text:span text:style-name="T11">Crail 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2" draw:text-style-name="P39" draw:layer="layout" svg:width="2.784cm" svg:height="0.806cm" svg:x="0.942cm" svg:y="11.221cm">
          <draw:text-box>
            <text:p><text:span text:style-name="T11">DRAM tier</text:span></text:p>
          </draw:text-box>
        </draw:frame>
        <draw:frame draw:style-name="gr83" draw:text-style-name="P39" draw:layer="layout" svg:width="2.542cm" svg:height="0.806cm" svg:x="0.942cm" svg:y="12.491cm">
          <draw:text-box>
            <text:p><text:span text:style-name="T11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84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4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4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0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60" draw:text-style-name="P31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1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3"><text:span text:style-name="T9">Disaggregation of Ephemeral Data</text:span></text:p>
          </draw:text-box>
        </draw:frame>
        <draw:custom-shape draw:style-name="gr62" draw:text-style-name="P31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556cm" svg:height="1.156cm" svg:x="8.028cm" svg:y="4.54cm">
          <text:p text:style-name="P8"><text:span text:style-name="T10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2.899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6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2" draw:text-style-name="P37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4" draw:text-style-name="P39" draw:layer="layout" svg:width="2.462cm" svg:height="0.806cm" svg:x="2.384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2.432cm" svg:y="6.912cm">
          <draw:text-box>
            <text:p><text:span text:style-name="T11">Worker</text:span></text:p>
          </draw:text-box>
        </draw:frame>
        <draw:custom-shape draw:style-name="gr64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8.487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9" draw:layer="layout" svg:width="2.462cm" svg:height="0.806cm" svg:x="7.972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8.02cm" svg:y="6.912cm">
          <draw:text-box>
            <text:p><text:span text:style-name="T11">Worker</text:span></text:p>
          </draw:text-box>
        </draw:frame>
        <draw:custom-shape draw:style-name="gr64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4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1.419cm" svg:height="0.629cm" svg:x="16.869cm" svg:y="8.751cm">
          <text:p text:style-name="P8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9" draw:layer="layout" svg:width="2.462cm" svg:height="0.806cm" svg:x="16.354cm" svg:y="7.758cm">
          <draw:text-box>
            <text:p><text:span text:style-name="T11">Executor</text:span></text:p>
          </draw:text-box>
        </draw:frame>
        <draw:frame draw:style-name="gr75" draw:text-style-name="P39" draw:layer="layout" svg:width="2.09cm" svg:height="0.806cm" svg:x="16.402cm" svg:y="6.912cm">
          <draw:text-box>
            <text:p><text:span text:style-name="T11">Worker</text:span></text:p>
          </draw:text-box>
        </draw:frame>
        <draw:line draw:style-name="gr76" draw:text-style-name="P7" draw:layer="layout" svg:x1="8.895cm" svg:y1="6.066cm" svg:x2="4.672cm" svg:y2="7.703cm">
          <text:p/>
        </draw:line>
        <draw:line draw:style-name="gr76" draw:text-style-name="P7" draw:layer="layout" svg:x1="9.244cm" svg:y1="6.066cm" svg:x2="5.529cm" svg:y2="7.844cm">
          <text:p/>
        </draw:line>
        <draw:line draw:style-name="gr76" draw:text-style-name="P7" draw:layer="layout" svg:x1="9.498cm" svg:y1="6.049cm" svg:x2="10.101cm" svg:y2="7.673cm">
          <text:p/>
        </draw:line>
        <draw:line draw:style-name="gr76" draw:text-style-name="P7" draw:layer="layout" svg:x1="9.752cm" svg:y1="6.044cm" svg:x2="10.514cm" svg:y2="7.775cm">
          <text:p/>
        </draw:line>
        <draw:line draw:style-name="gr76" draw:text-style-name="P7" draw:layer="layout" svg:x1="10.543cm" svg:y1="6.066cm" svg:x2="16.296cm" svg:y2="8.352cm">
          <text:p/>
        </draw:line>
        <draw:line draw:style-name="gr76" draw:text-style-name="P7" draw:layer="layout" svg:x1="10.768cm" svg:y1="6.066cm" svg:x2="16.267cm" svg:y2="7.991cm">
          <text:p/>
        </draw:line>
        <draw:custom-shape draw:style-name="gr73" draw:text-style-name="P38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6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38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3" draw:text-style-name="P38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6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6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7" draw:text-style-name="P7" draw:layer="layout" svg:x1="12.516cm" svg:y1="11.53cm" svg:x2="14.548cm" svg:y2="11.53cm">
          <text:p/>
        </draw:line>
        <draw:line draw:style-name="gr78" draw:text-style-name="P7" draw:layer="layout" svg:x1="12.516cm" svg:y1="12.546cm" svg:x2="14.548cm" svg:y2="12.546cm">
          <text:p/>
        </draw:line>
        <draw:line draw:style-name="gr79" draw:text-style-name="P7" draw:layer="layout" svg:x1="0.932cm" svg:y1="10.36cm" svg:x2="21.76cm" svg:y2="10.36cm">
          <text:p/>
        </draw:line>
        <draw:frame draw:style-name="gr80" draw:text-style-name="P39" draw:layer="layout" svg:width="2.458cm" svg:height="1.361cm" svg:x="21.032cm" svg:y="10.414cm">
          <draw:text-box>
            <text:p><text:span text:style-name="T11">Network </text:span></text:p>
            <text:p><text:span text:style-name="T11">Fabric</text:span></text:p>
          </draw:text-box>
        </draw:frame>
        <draw:frame draw:style-name="gr81" draw:text-style-name="P39" draw:layer="layout" svg:width="3.724cm" svg:height="1.361cm" svg:x="17.188cm" svg:y="12.025cm">
          <draw:text-box>
            <text:p><text:span text:style-name="T11">Disaggregated</text:span></text:p>
            <text:p><text:span text:style-name="T11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2" draw:text-style-name="P39" draw:layer="layout" svg:width="2.784cm" svg:height="0.806cm" svg:x="0.942cm" svg:y="11.221cm">
          <draw:text-box>
            <text:p><text:span text:style-name="T11">DRAM tier</text:span></text:p>
          </draw:text-box>
        </draw:frame>
        <draw:frame draw:style-name="gr83" draw:text-style-name="P39" draw:layer="layout" svg:width="2.542cm" svg:height="0.806cm" svg:x="0.942cm" svg:y="12.491cm">
          <draw:text-box>
            <text:p><text:span text:style-name="T11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84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4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4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85" draw:text-style-name="P7" draw:layer="layout" svg:x1="16.029cm" svg:y1="10.057cm" svg:x2="20.347cm" svg:y2="6.501cm">
          <text:p/>
        </draw:line>
        <draw:frame draw:style-name="gr86" draw:text-style-name="P42" draw:layer="layout" svg:width="4.124cm" svg:height="1.673cm" svg:x="14.723cm" svg:y="5.485cm">
          <draw:text-box>
            <text:p text:style-name="P41"><text:span text:style-name="T12">Scale-down</text:span></text:p>
            <text:p text:style-name="P41"><text:span text:style-name="T12">event</text:span></text:p>
          </draw:text-box>
        </draw:frame>
        <draw:custom-shape draw:style-name="gr87" draw:text-style-name="P43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0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87</meta:editing-cycles>
    <meta:creation-date>2018-05-14T13:01:55.594807701</meta:creation-date>
    <dc:date>2019-02-26T15:03:34.894045262</dc:date>
    <meta:editing-duration>P2DT6H12M45S</meta:editing-duration>
    <meta:generator>LibreOffice/6.0.7.3$Linux_X86_64 LibreOffice_project/00m0$Build-3</meta:generator>
    <meta:document-statistic meta:object-count="46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